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ff7113" draw:textarea-horizontal-align="center" draw:textarea-vertical-align="middle"/>
    </style:style>
    <style:style style:name="P1" style:family="paragraph">
      <loext:graphic-properties draw:fill="solid" draw:fill-color="#ff7113"/>
      <style:paragraph-properties fo:text-align="center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1.585cm" svg:height="1.585cm" svg:x="0cm" svg:y="0cm" svg:viewBox="0 0 1586 1586" svg:d="M1570 1289l-56-56-71-71c-1 0-1-1-2-2 0-1-1-1-1-2h-1c0 0 0-1-1-1l-72-73c-1 0-1 0-2-1l-1-1v-1c-1 0-2-1-3-1l-67-68c-1-1-1-1-2-2 0-1-1-1-2-2 0 0 0-1-1-1l-65-65 16-317h1c4 1 8 1 12 1 77 0 151-31 206-86 5-5 8-11 8-18s-3-14-8-19l-169-169 41-41c11 6 23 8 34 8 36 0 68-24 77-59 10-35-6-71-37-89s-70-13-96 12c-24 24-30 61-15 91l-41 41-169-169c-5-5-12-8-19-8s-13 3-18 8c-58 58-89 137-85 218v1l-318 16-65-65c0-1-1-1-1-1l-1-1c0-1-1-1-1-1-1-1-2-1-2-2l-68-67c0-1-1-2-1-2-1-1-1-2-2-2-1-1-1-1-1-1l-73-73c0-1-1-1-1-1l-1-1c0-1-1-1-1-1-1-1-2-1-2-2l-70-71-56-56c-10-10-24-16-38-16s-28 6-37 16l-206 206c-21 20-21 54 0 75l129 129c0 1 1 1 2 2 0 0 0 1 1 1l72 73c1 0 1 0 2 1 0 0 0 1 1 1l72 72c1 1 1 1 2 2 0 0 0 1 1 1l73 73 1 1c0 0 0 1 1 1l73 74c10 10 23 15 37 15s28-5 38-15l37-38 38 38-132 130 18 18 5 5 15 15 187 187h1l37 37 131-131 38 38-38 37c-20 21-20 55 0 75l73 73c1 1 1 2 2 2 1 1 1 1 1 1l73 73c0 1 1 1 1 1 1 1 1 1 1 1l73 73 1 1c1 1 1 1 1 1l73 73c0 1 1 1 1 1 1 1 2 2 2 2l129 129c10 10 24 16 38 16s28-6 37-16l206-206c21-20 21-54 0-75zM1421 1214l-207 207-37-38 206-206zM1172 891l-33-33c-10-10-23-15-37-15s-28 5-38 15l-37 38-37-38 112-111c20-21 20-55 0-75l-37-38 45-45c24 13 50 23 77 29zM783 690l131-131 19 19 19 19-131 131c-11 10-11 27 0 37 10 11 27 11 37 0l131-131 19 19h1l18 19-131 130c-20 20-50 28-77 20-28-7-49-28-56-55-8-27 0-57 20-77zM1046 541l18 18-37 37-31-31-2-1-2-2-2-3 37-37zM1346 203c10-10 27-10 37 0s10 27 0 37c-10 11-27 11-37 0-5-5-8-11-8-18s3-14 8-19zM968 400c6 26 16 52 29 76l-45 45-38-37c-21-20-54-20-75 0l-112 113-38-38 38-37c20-21 20-55 0-75l-33-33 274-15zM91 297l206-206 37 37-206 206zM165 372l207-207 36 38-205 206zM278 484l-38-37 206-207 37 38zM315 522l206-207 37 38-205 206zM390 597l206-207 37 38-206 206zM596 653l56-56 37 37-56 56zM896 952l56-56 38 37-57 56zM952 1158l206-206 38 37-206 207zM1027 1233l206-206 38 37-206 207zM1102 1308l206-206 38 37v1l-207 206zM1252 1458l206-206 38 37-207 207z">
          <text:p/>
        </draw:path>
        <draw:polygon draw:style-name="gr1" draw:text-style-name="P1" draw:layer="layout" svg:width="0.302cm" svg:height="0.301cm" svg:x="0.383cm" svg:y="0.901cm" svg:viewBox="0 0 303 302" draw:points="293,242 293,242 263,212 263,212 90,39 90,39 68,17 64,14 64,13 62,11 61,10 50,0 0,100 26,125 40,139 74,174 77,177 202,302 303,251">
          <text:p/>
        </draw:polygon>
        <draw:path draw:style-name="gr1" draw:text-style-name="P1" draw:layer="layout" svg:width="0.302cm" svg:height="0.301cm" svg:x="0.245cm" svg:y="1.038cm" svg:viewBox="0 0 303 302" svg:d="M277 176l-150-150c-1 0-1 0-1 0v-1h-1c0-1 0-1-1-1l-23-24-101 50 31 31 2 1c0 1 0 1 1 2l6 6 173 173 6 6c0 0 1 0 1 1 1 0 1 0 1 1l32 31 50-100z">
          <text:p/>
        </draw:path>
        <draw:path draw:style-name="gr1" draw:text-style-name="P1" draw:layer="layout" svg:width="0.001cm" svg:height="0.001cm" svg:x="0.445cm" svg:y="1.363cm" svg:viewBox="0 0 2 2" svg:d="M0 0l1 1c0 0 0-1-1-1zM2 2c0 0 0-1-1-1z">
          <text:p/>
        </draw:path>
        <draw:path draw:style-name="gr1" draw:text-style-name="P1" draw:layer="layout" svg:width="0.25cm" svg:height="0.25cm" svg:x="0.194cm" svg:y="1.141cm" svg:viewBox="0 0 251 251" svg:d="M68 38l-39-38c-19 27-29 59-29 92 0 88 71 159 159 159 33 0 65-10 92-30l-38-38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65cm" fo:margin-bottom="0.065cm" fo:margin-left="0.065cm" fo:margin-right="0.065cm" fo:page-width="1.588cm" fo:page-height="1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29T03:52:33.363000000</dc:date>
    <meta:editing-duration>PT20S</meta:editing-duration>
    <meta:editing-cycles>1</meta:editing-cycles>
    <meta:document-statistic meta:object-count="5"/>
    <meta:generator>LibreOffice/7.3.2.2$Windows_X86_64 LibreOffice_project/49f2b1bff42cfccbd8f788c8dc32c1c309559be0</meta:generator>
  </office:meta>
</office:document-meta>
</file>